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stretchy="false">∫</mo>
              <mi mathvariant="italic">df</mi>
            </mrow>
            <mrow>
              <mo fence="true" form="prefix" stretchy="false">(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o stretchy="false">⇒</mo>
            <mo stretchy="false">=</mo>
            <mrow>
              <mfrac>
                <mrow>
                  <mo stretchy="false">∫</mo>
                  <mrow>
                    <mi mathvariant="italic">df</mi>
                    <mrow>
                      <mo fence="true" form="prefix" stretchy="false">(</mo>
                      <mrow>
                        <mrow>
                          <mi>g</mi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row>
                  <mi mathvariant="italic">d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  <mo stretchy="false">∗</mo>
              <mfrac>
                <mrow>
                  <mi mathvariant="italic">d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i mathvariant="italic">dx</mi>
              </mfrac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row>
              <mo stretchy="false">⇒</mo>
              <mo stretchy="false">=</mo>
              <mrow>
                <mfrac>
                  <mrow>
                    <mo stretchy="false">∫</mo>
                    <mrow>
                      <mi mathvariant="italic">df</mi>
                      <mrow>
                        <mo fence="true" form="prefix" stretchy="false">(</mo>
                        <mrow>
                          <mrow>
                            <mi>g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row>
                    <mi mathvariant="italic">dg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frac>
                <mo stretchy="false">∗</mo>
                <mi>g</mi>
              </mrow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i>g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o stretchy="false">⇒</mo>
              <mo stretchy="false">=</mo>
              <mrow>
                <mfrac>
                  <mrow>
                    <mo stretchy="false">∫</mo>
                    <mrow>
                      <mi mathvariant="italic">df</mi>
                      <mrow>
                        <mo fence="true" form="prefix" stretchy="false">(</mo>
                        <mrow>
                          <mi>y</mi>
                        </mrow>
                        <mo fence="true" form="postfix" stretchy="false">)</mo>
                      </mrow>
                    </mrow>
                  </mrow>
                  <mi mathvariant="italic">dy</mi>
                </mfrac>
                <mo stretchy="false">∗</mo>
                <mi>g</mi>
              </mrow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row>
              <mo stretchy="false">⇒</mo>
              <mo stretchy="false">=</mo>
              <mrow>
                <mo stretchy="false">∫</mo>
                <mi>f</mi>
              </mrow>
            </mrow>
            <mi>'</mi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∗</mo>
              <mi>g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row>
              <mo stretchy="false">⇒</mo>
              <mo stretchy="false">=</mo>
              <mrow>
                <mo stretchy="false">∫</mo>
                <mi>f</mi>
              </mrow>
            </mrow>
            <mi>'</mi>
            <mrow>
              <mrow>
                <mo fence="true" form="prefix" stretchy="false">(</mo>
                <mrow>
                  <mrow>
                    <mi>g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∗</mo>
              <mi>g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∗</mo>
              <mi mathvariant="italic">dx</mi>
            </mrow>
          </mrow>
        </mtd>
      </mtr>
    </mtable>
    <annotation encoding="StarMath 5.0">int df(g(x))
newline
newline
drarrow = int {df(g(x))} over {dg(x)}*{{dg(x)} over dx}*dx
newline
newline
drarrow = int {df(g(x))} over {dg(x)}*g'(x)*dx
newline
newline
y = g(x)
newline
newline
drarrow = int {df(y)} over {dy}*g'(x)*dx
newline
newline
drarrow = int f'(y)*g'(x)*dx
newline
newline
drarrow = int f'(g(x))*g'(x)*dx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9:39:44.835334309</meta:creation-date>
    <dc:date>2024-05-26T19:43:27.375546033</dc:date>
    <meta:editing-duration>PT3M46S</meta:editing-duration>
    <meta:editing-cycles>1</meta:editing-cycles>
    <meta:generator>LibreOffice/24.2.3.2$Linux_X86_64 LibreOffice_project/420$Build-2</meta:generator>
  </office:meta>
</office:document-meta>
</file>